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font-name="Liberation Serif1" style:text-underline-style="none" fo:font-weight="normal" style:font-weight-asian="normal" style:font-weight-complex="normal"/>
    </style:style>
    <style:style style:name="P4" style:family="paragraph" style:parent-style-name="Standard" style:list-style-name="L1">
      <style:text-properties style:font-name="Liberation Serif1" style:text-underline-style="none" fo:font-weight="normal" style:font-weight-asian="normal" style:font-weight-complex="normal"/>
    </style:style>
    <style:style style:name="P5" style:family="paragraph" style:parent-style-name="Standard">
      <style:text-properties style:font-name="Liberation Serif1"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solid" style:text-underline-width="auto" style:text-underline-color="font-color" fo:font-weight="normal" style:font-weight-asian="normal" style:font-weight-complex="normal"/>
    </style:style>
    <style:style style:name="P8" style:family="paragraph" style:parent-style-name="Standard" style:list-style-name="L2">
      <style:text-properties style:text-underline-style="solid" style:text-underline-width="auto" style:text-underline-color="font-color"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font-name="Liberation Serif1" style:text-underline-style="none" fo:font-weight="normal" style:font-weight-asian="normal" style:font-weight-complex="normal"/>
    </style:style>
    <style:style style:name="T5" style:family="text">
      <style:text-properties style:font-name="Liberation Serif1"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30 CUESTIONES DE USABILIDAD A TENER EN CUENTA:</text:p>
      <text:p text:style-name="P2"/>
      <text:p text:style-name="P1">a)<text:tab/>REGLAS Y PRINCIPIOS:</text:p>
      <text:p text:style-name="P1"><text:span text:style-name="T1">1.-<text:tab/>PRINCIPIO 7</text:span><text:span text:style-name="T5">±</text:span><text:span text:style-name="T1">2:</text:span></text:p>
      <text:p text:style-name="P1"><text:span text:style-name="T3">La memoria a corto plazo del ser humano puede retener entre 5 y 9 cosas a la vez. Por esto se suelen limitar las opciones de navegabilidad en los menús a 7. Sin embargo, no está del todo claro cómo aplicar el principio 7</text:span><text:span text:style-name="T4">±2 en la Web.</text:span></text:p>
      <text:p text:style-name="P3"/>
      <text:p text:style-name="P5">2.-<text:tab/>REGLA DE LOS 2 SEGUNDOS:</text:p>
      <text:p text:style-name="P3">Por el principio que afirma que “en cuanto menos espera el usuario, mejor es su UX”, se razonó que un usuario no tiene que esperar más de 2 segundos para ciertos tipos de respuestas del sistema (cambiar de app, abrir una app).</text:p>
      <text:p text:style-name="P3"/>
      <text:p text:style-name="P5">3.-<text:tab/>REGLA DE LOS 3 CLICKS:</text:p>
      <text:p text:style-name="P3">Los usuarios dejan de usar una página si no encuentran lo que buscan en unos 3 clicks de ratón. <text:s/>Generalmente el número de clicks no importa, lo realmente importante es que el usuario sepa dónde está, dónde estaba y a dónde puede ir.</text:p>
      <text:p text:style-name="P3"/>
      <text:p text:style-name="P5">4.-<text:tab/>REGLA 80/20 (EL PRINCIPIO DE PARETO):</text:p>
      <text:p text:style-name="P3">Afirma que “el 80% de los efectos provienen del 20% de las causas”. Esto significa que se puede llevar a cabo mejoras drásticas identificando el 20% de usuarios que representan el 80% de las contribuciones.</text:p>
      <text:p text:style-name="P3"/>
      <text:p text:style-name="P5">5.-<text:tab/>LAS 8 REGLAS DE ORO DEL DISEÑO DE INTERFÍCIES:</text:p>
      <text:list xml:id="list270741796" text:style-name="L1">
        <text:list-item>
          <text:list>
            <text:list-item>
              <text:list>
                <text:list-item>
                  <text:p text:style-name="P4">Ser coherente.</text:p>
                </text:list-item>
                <text:list-item>
                  <text:p text:style-name="P4">Permitir que los usuarios frecuentes usen atajos.</text:p>
                </text:list-item>
                <text:list-item>
                  <text:p text:style-name="P4">Ofrecer feedback informativo.</text:p>
                </text:list-item>
                <text:list-item>
                  <text:p text:style-name="P4">Diseñar el cuadro de diálogo de modo que produzca el cierre.</text:p>
                </text:list-item>
                <text:list-item>
                  <text:p text:style-name="P4">Ofrecer un manejo de errores sencillo.</text:p>
                </text:list-item>
                <text:list-item>
                  <text:p text:style-name="P4">Permitir deshacer acciones fácilmente.</text:p>
                </text:list-item>
                <text:list-item>
                  <text:p text:style-name="P4">Dar la sensación de control.</text:p>
                </text:list-item>
                <text:list-item>
                  <text:p text:style-name="P4">Reducir la carga de memoria a corto plazo.</text:p>
                </text:list-item>
              </text:list>
            </text:list-item>
          </text:list>
        </text:list-item>
      </text:list>
      <text:p text:style-name="P3"/>
      <text:p text:style-name="P5">6.-<text:tab/>LEY DE FITTS:</text:p>
      <text:p text:style-name="P3">Predice el tiempo que requiere desplazarse rápidamente a un objetivo en función de la distancia y del tamaño del mismo. Ésta puede ser importante a la hora de colocar las áreas de contenido de modo más usable para maximizar su accesibilidad y mejorar la tasa de clicks.</text:p>
      <text:p text:style-name="P3"/>
      <text:p text:style-name="P5">7.-<text:tab/>PIRAMIDE INVERTIDA:</text:p>
      <text:p text:style-name="P3">Es un estilo de escritura en la que el resumen se halla al principio del artículo. Éste empieza con una conclusión, sigue por los puntos importantes y finaliza con los detalles menores. Puesto que los usuarios web quieren respuestas inmediatas, este estilo es importante para mejorar la UX.</text:p>
      <text:p text:style-name="P3"/>
      <text:p text:style-name="P5">8.-<text:tab/>S A T I S F I C I N G:</text:p>
      <text:p text:style-name="P3">Los usuarios web no pretenden hallar la información óptimamente, sino rápida y chapuceramente.</text:p>
      <text:p text:style-name="P2">Se conforman con una solución “suficientemente buena” aunque a la larga una solución alternativa sea mejor.</text:p>
      <text:p text:style-name="P2"/>
      <text:p text:style-name="P2"/>
      <text:p text:style-name="P2"/>
      <text:p text:style-name="P2"/>
      <text:p text:style-name="P2"/>
      <text:p text:style-name="P1"><text:soft-page-break/>b)<text:tab/>PSICOLOGÍA DETRÁS DE LA USABILIDAD:</text:p>
      <text:p text:style-name="P7">9.-<text:tab/>BABY-DUCK-SYNDROME:</text:p>
      <text:p text:style-name="P2">Los usuarios prefieren el primer diseño que aprendieron y juzgan los demás en función a la similitud con éste. Esto implica que lo desconocido/nuevo/cambios no agradan.</text:p>
      <text:p text:style-name="P2"/>
      <text:p text:style-name="P7">10.-<text:tab/>BANNER BLINDNESS:</text:p>
      <text:p text:style-name="P2">Los usuarios web suelen ignorar todo lo que parece un anuncio. Cuando buscan información en una página, se centran en las partes de la página en las que suponen que está la información importante.</text:p>
      <text:p text:style-name="P2"/>
      <text:p text:style-name="P7">11.-<text:tab/>CLIFFHANGER-EFFECT:</text:p>
      <text:p text:style-name="P7"><text:span text:style-name="T2">Se basa en que el ser humano no soporta la incertidumbre. Tendemos a hallar lo antes posible la respuesta a las preguntas sin resolver que nos interesan. Los efectos melodramáticos se basan en esto: finales abruptos, que te dejan con una revelación impactante o situación difícil. Este efecto es muy efectivo en el marketing.</text:span></text:p>
      <text:p text:style-name="P7"><text:span text:style-name="T2"/></text:p>
      <text:p text:style-name="P7">12.-<text:tab/>PRINCIPIOS GESALT DE LA PERCEPCIÓN DE LAS FORMAS:</text:p>
      <text:p text:style-name="P2">Reglas fundamentales de la psicología humana a nivel de diseño de interacciones hombre-máquina:</text:p>
      <text:list xml:id="list1685441357" text:style-name="L2">
        <text:list-item>
          <text:list>
            <text:list-item>
              <text:list>
                <text:list-item>
                  <text:p text:style-name="P8"><text:span text:style-name="T2">LEY DE PROXIMIDAD:</text:span></text:p>
                  <text:p text:style-name="P8"><text:span text:style-name="T2">Al percibir una colección de objetos, vemos que los cercanos forman grupos.</text:span></text:p>
                </text:list-item>
                <text:list-item>
                  <text:p text:style-name="P8"><text:span text:style-name="T2">LEY DE SIMILITUD:</text:span></text:p>
                  <text:p text:style-name="P8"><text:span text:style-name="T2">Agrupamos los objetos percibidos si son similares.</text:span></text:p>
                </text:list-item>
                <text:list-item>
                  <text:p text:style-name="P8"><text:span text:style-name="T2">LEY DE PRÄGNANZ (FIGURAS - FONDOS):</text:span></text:p>
                  <text:p text:style-name="P8"><text:span text:style-name="T2">Al percibir un campo visual, algunos objetos toman un rol dominante (figuras) y otros pasan a un segundo plano (fondo).</text:span></text:p>
                </text:list-item>
                <text:list-item>
                  <text:p text:style-name="P8"><text:span text:style-name="T2">LEY DE SIMETRÍA:</text:span></text:p>
                  <text:p text:style-name="P8"><text:span text:style-name="T2">Al percibir objetos, solemos hacerlo como formas simétricas formadas alrededor de su centro.</text:span></text:p>
                </text:list-item>
                <text:list-item>
                  <text:p text:style-name="P8"><text:span text:style-name="T2">LEY DE CIERRE:</text:span></text:p>
                  <text:p text:style-name="P8"><text:span text:style-name="T2">Los objetos incompletos los percibimos como cerrados o completos.</text:span></text:p>
                </text:list-item>
                <text:list-item>
                  <text:p text:style-name="P8"><text:span text:style-name="T2">EFECTO DE AUTO-REFERENCIA:</text:span></text:p>
                  <text:p text:style-name="P8"><text:span text:style-name="T2">Recordamos mejor las cosas conectadas con nuestra concepto personal. Esto se utiliza en usabilidad a la hora de escribir webs y presentar su contenido.</text:span></text:p>
                </text:list-item>
              </text:list>
            </text:list-item>
          </text:list>
        </text:list-item>
      </text:list>
      <text:p text:style-name="P7"><text:span text:style-name="T2"/></text:p>
      <text:p text:style-name="P7"/>
      <text:p text:style-name="P1">c)<text:tab/>TÉRMINOS Y CONCEPTOS:</text:p>
      <text:p text:style-name="P7">13.-<text:tab/>SEGUIMIENTO DE LOS OJOS:</text:p>
      <text:p text:style-name="P7"><text:span text:style-name="T2">Proceso que mide el punto de la mirada (“dónde estamos mirando”) o el movimiento del ojo respecto al de la cabeza.</text:span></text:p>
      <text:p text:style-name="P7"><text:span text:style-name="T2"/></text:p>
      <text:p text:style-name="P7">14.-<text:tab/>THE FOLD (PLIEGUE):</text:p>
      <text:p text:style-name="P7"><text:span text:style-name="T2">Es el punto más bajo en el que una página web ya no es visible en la pantalla (antes de usar el scroll).</text:span></text:p>
      <text:p text:style-name="P2"/>
      <text:p text:style-name="P7">15.-<text:tab/></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6-14T17:00:39</meta:creation-date>
    <dc:date>2014-06-14T19:53:48</dc:date>
    <dc:creator>Gabriel </dc:creator>
    <meta:editing-duration>PT2H34M40S</meta:editing-duration>
    <meta:editing-cycles>38</meta:editing-cycles>
    <meta:generator>LibreOffice/3.5$Linux_x86 LibreOffice_project/350m1$Build-2</meta:generator>
    <meta:document-statistic meta:table-count="0" meta:image-count="0" meta:object-count="0" meta:page-count="3" meta:paragraph-count="53" meta:word-count="728" meta:character-count="4209" meta:non-whitespace-character-count="3546"/>
  </office:meta>
</office:document-meta>
</file>